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color="#ed7d31" fo:font-size="14pt" style:font-size-asian="14pt" style:font-size-complex="14pt"/>
    </style:style>
    <style:style style:name="P2" style:family="paragraph" style:parent-style-name="Standard">
      <style:text-properties fo:color="#ed7d31" fo:font-size="12pt" style:font-size-asian="12pt" style:font-size-complex="12pt"/>
    </style:style>
    <style:style style:name="P3" style:family="paragraph" style:parent-style-name="Standard">
      <style:text-properties fo:color="#ff0000" fo:font-size="12pt" style:font-size-asian="12pt" style:font-size-complex="12pt"/>
    </style:style>
    <style:style style:name="P4" style:family="paragraph" style:parent-style-name="Standard">
      <style:text-properties fo:color="#ff6633" fo:font-size="14pt" style:font-size-asian="14pt" style:font-size-complex="14pt"/>
    </style:style>
    <style:style style:name="P5" style:family="paragraph" style:parent-style-name="Standard">
      <style:text-properties fo:font-size="12pt" style:font-size-asian="12pt" style:font-size-complex="12pt"/>
    </style:style>
    <style:style style:name="P6" style:family="paragraph" style:parent-style-name="Párrafo_20_de_20_lista">
      <style:paragraph-properties fo:margin-left="0cm" fo:margin-right="0cm" fo:text-indent="0cm" style:auto-text-indent="false">
        <style:tab-stops/>
      </style:paragraph-properties>
      <style:text-properties fo:color="#ff0000" fo:font-size="12pt" style:font-size-asian="12pt" style:font-size-complex="12pt"/>
    </style:style>
    <style:style style:name="P7" style:family="paragraph" style:parent-style-name="Text_20_body">
      <style:paragraph-properties fo:text-align="center" style:justify-single-word="false"/>
    </style:style>
    <style:style style:name="P8" style:family="paragraph" style:parent-style-name="Text_20_body">
      <style:text-properties fo:color="#ff6633" fo:font-size="14pt" style:font-size-asian="14pt" style:font-size-complex="14pt"/>
    </style:style>
    <style:style style:name="P9" style:family="paragraph" style:parent-style-name="Text_20_body">
      <style:text-properties fo:color="#ff0000"/>
    </style:style>
    <style:style style:name="P10" style:family="paragraph" style:parent-style-name="Text_20_body">
      <style:paragraph-properties fo:margin-left="1.244cm" fo:margin-right="0cm" fo:text-indent="0cm" style:auto-text-indent="false">
        <style:tab-stops/>
      </style:paragraph-properties>
    </style:style>
    <style:style style:name="P11" style:family="paragraph" style:parent-style-name="Text_20_body">
      <style:paragraph-properties fo:margin-left="2.498cm" fo:margin-right="0cm" fo:text-indent="0cm" style:auto-text-indent="false">
        <style:tab-stops/>
      </style:paragraph-properties>
      <style:text-properties fo:color="#000000" fo:font-size="12pt" style:font-size-asian="12pt" style:font-size-complex="12pt"/>
    </style:style>
    <style:style style:name="P12" style:family="paragraph" style:parent-style-name="Text_20_body">
      <style:paragraph-properties fo:margin-left="1.249cm" fo:margin-right="0cm" fo:text-indent="0cm" style:auto-text-indent="false">
        <style:tab-stops/>
      </style:paragraph-properties>
    </style:style>
    <style:style style:name="P13" style:family="paragraph" style:parent-style-name="Text_20_body">
      <style:paragraph-properties fo:margin-left="1.249cm" fo:margin-right="0cm" fo:text-indent="0cm" style:auto-text-indent="false">
        <style:tab-stops/>
      </style:paragraph-properties>
      <style:text-properties fo:font-size="12pt" style:font-size-asian="12pt" style:font-size-complex="12pt"/>
    </style:style>
    <style:style style:name="P14" style:family="paragraph" style:parent-style-name="Título_20_1">
      <style:paragraph-properties fo:text-align="center" style:justify-single-word="false"/>
      <style:text-properties fo:font-size="48pt" style:font-size-asian="48pt" style:font-size-complex="48pt"/>
    </style:style>
    <style:style style:name="P15" style:family="paragraph" style:parent-style-name="Título_20_1">
      <style:paragraph-properties fo:text-align="center" style:justify-single-word="false"/>
    </style:style>
    <style:style style:name="P16" style:family="paragraph" style:parent-style-name="Título_20_1" style:master-page-name="MP0">
      <style:paragraph-properties fo:text-align="center" style:justify-single-word="false" style:page-number="auto" fo:break-before="page"/>
      <style:text-properties fo:font-size="48pt" style:font-size-asian="48pt" style:font-size-complex="48pt"/>
    </style:style>
    <style:style style:name="P17" style:family="paragraph" style:parent-style-name="Párrafo_20_de_20_lista" style:list-style-name="WWNum1">
      <style:text-properties fo:color="#000000" fo:font-size="12pt" style:font-size-asian="12pt" style:font-size-complex="12pt"/>
    </style:style>
    <style:style style:name="P18" style:family="paragraph" style:parent-style-name="Párrafo_20_de_20_lista" style:list-style-name="WWNum2"/>
    <style:style style:name="P19" style:family="paragraph" style:parent-style-name="Párrafo_20_de_20_lista" style:list-style-name="WWNum2">
      <style:text-properties fo:font-size="12pt" style:font-size-asian="12pt" style:font-size-complex="12pt"/>
    </style:style>
    <style:style style:name="P20" style:family="paragraph" style:parent-style-name="Text_20_body" style:list-style-name="L1">
      <style:text-properties fo:color="#000000" fo:font-size="12pt" style:font-size-asian="12pt" style:font-size-complex="12pt"/>
    </style:style>
    <style:style style:name="P21" style:family="paragraph" style:parent-style-name="Text_20_body" style:list-style-name="L2">
      <style:text-properties fo:font-size="12pt" style:font-size-asian="12pt" style:font-size-complex="12pt"/>
    </style:style>
    <style:style style:name="P22" style:family="paragraph" style:parent-style-name="Text_20_body" style:list-style-name="L4">
      <style:text-properties fo:font-size="12pt" style:font-size-asian="12pt" style:font-size-complex="12pt"/>
    </style:style>
    <style:style style:name="P23" style:family="paragraph" style:parent-style-name="Text_20_body" style:list-style-name="L3">
      <style:text-properties fo:font-size="12pt" style:font-size-asian="12pt" style:font-size-complex="12pt"/>
    </style:style>
    <style:style style:name="P24" style:family="paragraph" style:parent-style-name="Text_20_body" style:list-style-name="L5">
      <style:text-properties fo:font-size="12pt" style:font-size-asian="12pt" style:font-size-complex="12pt"/>
    </style:style>
    <style:style style:name="P25" style:family="paragraph" style:parent-style-name="Text_20_body" style:list-style-name="L6">
      <style:text-properties fo:font-size="12pt" style:font-size-asian="12pt" style:font-size-complex="12pt"/>
    </style:style>
    <style:style style:name="P26" style:family="paragraph" style:parent-style-name="Text_20_body" style:list-style-name="L3"/>
    <style:style style:name="T1" style:family="text">
      <style:text-properties fo:color="#ed7d31" fo:font-size="14pt" style:font-size-asian="14pt" style:font-size-complex="14pt"/>
    </style:style>
    <style:style style:name="T2" style:family="text">
      <style:text-properties fo:color="#ed7d31" fo:font-size="12pt" style:font-size-asian="12pt" style:font-size-complex="12pt"/>
    </style:style>
    <style:style style:name="T3" style:family="text">
      <style:text-properties fo:font-size="14pt" style:font-size-asian="14pt" style:font-size-complex="14pt"/>
    </style:style>
    <style:style style:name="T4" style:family="text">
      <style:text-properties fo:font-size="12pt" style:font-size-asian="12pt" style:font-size-complex="12pt"/>
    </style:style>
    <style:style style:name="T5" style:family="text">
      <style:text-properties fo:color="#000000" fo:font-size="12pt" style:font-size-asian="12pt" style:font-size-complex="12pt"/>
    </style:style>
    <style:style style:name="T6" style:family="text">
      <style:text-properties fo:color="#ff6600" fo:font-size="12pt" style:font-size-asian="12pt" style:font-size-complex="12pt"/>
    </style:style>
    <style:style style:name="T7" style:family="text">
      <style:text-properties fo:color="#ff0000"/>
    </style:style>
    <style:style style:name="T8" style:family="text">
      <style:text-properties style:text-underline-style="solid" style:text-underline-width="auto" style:text-underline-color="font-color"/>
    </style:style>
    <style:style style:name="T9" style:family="text">
      <style:text-properties style:text-underline-style="none"/>
    </style:style>
    <text:list-style style:name="L1">
      <text:list-level-style-bullet text:level="1" text:style-name="WW_5f_CharLFO5LVL1" text:bullet-char="">
        <style:list-level-properties text:list-level-position-and-space-mode="label-alignment">
          <style:list-level-label-alignment text:label-followed-by="listtab" fo:text-indent="-0.635cm" fo:margin-left="2.635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5.175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6.445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8.985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10.255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2.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text:bullet-char="">
        <style:list-level-properties text:list-level-position-and-space-mode="label-alignment">
          <style:list-level-label-alignment text:label-followed-by="listtab" fo:text-indent="-0.635cm" fo:margin-left="2.635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5.175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6.445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8.985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10.255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2.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7LVL1"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8LVL1"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0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
      <text:h text:style-name="P14" text:outline-level="1"/>
      <text:h text:style-name="P14" text:outline-level="1">SUSTITUCIONES</text:h>
      <text:p text:style-name="Standard"/>
      <text:h text:style-name="P14" text:outline-level="1"/>
      <text:h text:style-name="P14" text:outline-level="1">DE</text:h>
      <text:h text:style-name="P14" text:outline-level="1"/>
      <text:h text:style-name="P14" text:outline-level="1">PROFESORES</text:h>
      <text:p text:style-name="Standard"/>
      <text:p text:style-name="Standard"/>
      <text:p text:style-name="Standard"/>
      <text:p text:style-name="Standard"/>
      <text:p text:style-name="Standard"/>
      <text:p text:style-name="Standard"/>
      <text:p text:style-name="Standard"/>
      <text:p text:style-name="Standard"/>
      <text:h text:style-name="P15" text:outline-level="1"><text:soft-page-break/>ESTUDIO INICIAL</text:h>
      <text:p text:style-name="Standard"/>
      <text:p text:style-name="Standard"><text:span text:style-name="Fuente_20_de_20_párrafo_20_predeter."><text:span text:style-name="T1">Introducción:</text:span></text:span><text:span text:style-name="Fuente_20_de_20_párrafo_20_predeter."><text:span text:style-name="T3"> </text:span></text:span><text:span text:style-name="Fuente_20_de_20_párrafo_20_predeter."><text:span text:style-name="T4">En la Escuela Virgen de Guadalupe se ha encontrado la necesidad de controlar las horas de guardia que se realizan por causa de falta de alguno de los profesores.</text:span></text:span></text:p>
      <text:p text:style-name="Standard"><text:span text:style-name="Fuente_20_de_20_párrafo_20_predeter."><text:span text:style-name="T1">Objetivo: </text:span></text:span><text:span text:style-name="Fuente_20_de_20_párrafo_20_predeter."><text:span text:style-name="T5">El objetivo de esta aplicación es que el centro pueda tener controladas todas las </text:span></text:span><text:span text:style-name="Fuente_20_de_20_párrafo_20_predeter."><text:span text:style-name="T5">sustituciones que tienen que hacer los profesores y evitar que ninguna clase quede sin atención al igual que controlar el total de guardias que ha realizado cada profesor, ya que como tenemos varios en cada hora, siempre hay que asignársela al que menos ll</text:span></text:span><text:span text:style-name="Fuente_20_de_20_párrafo_20_predeter."><text:span text:style-name="T5">eva.</text:span></text:span></text:p>
      <text:p text:style-name="P1">Estudio Detallado:</text:p>
      <text:list xml:id="list2664562952620533551" text:style-name="WWNum1">
        <text:list-item>
          <text:p text:style-name="P17">En un primer momento lo que necesitamos saber es el número de profesores que tenemos en el curso actual.</text:p>
        </text:list-item>
        <text:list-item>
          <text:p text:style-name="P17">A principio de curso se elabora un calendario de guardias que no va a cambiar durante el curso, el calendario es semanal y está dividido por las horas de clase de 8:20 – 14:00 (6 horas).</text:p>
        </text:list-item>
        <text:list-item>
          <text:p text:style-name="P17">El proceso de asignación se realiza por parte del jefe de estudios, este comprueba que profesores tienen horas libres y asigna normalmente a 2 profesores para hacer guardia en esa hora.</text:p>
        </text:list-item>
        <text:list-item>
          <text:p text:style-name="P17">El jefe de estudios dispone de un documento donde se almacenan el número de guardias totales realizadas por los profesores, para igualar el número de guardias realizadas entre los dos del mismo “grupo” “hora”.</text:p>
        </text:list-item>
        <text:list-item>
          <text:p text:style-name="P17">En la última hora de clase de 13:00 – 14:00 lo normal <text:s/>es que solo podamos asignar un profesor de guardia.</text:p>
        </text:list-item>
        <text:list-item>
          <text:p text:style-name="P17">Durante la semana <text:s/>cada profesor solo puede realizar 1 o 2 horas de guardia.</text:p>
        </text:list-item>
        <text:list-item>
          <text:p text:style-name="P17">Cuando un profesor falta deja tareas para sus alumnos, estás serán entregadas al encargado de este proceso que en este caso es el jefe de estudios, es este el encargado de proporcionar al profesor de guardia las tareas para que pueda comunicarlas a los alumnos. (Anexo 1)</text:p>
        </text:list-item>
        <text:list-item>
          <text:p text:style-name="P17">Por otra parte también se tiene un documento de tipo Excel en el cual se almacena el número total de guardias realizadas en el curso por cada profesor, para poder hacer un reparto equitativo en los sucesivos cursos.</text:p>
        </text:list-item>
      </text:list>
      <text:p text:style-name="P3"/>
      <text:p text:style-name="P1"/>
      <text:p text:style-name="P1"/>
      <text:p text:style-name="P1"/>
      <text:p text:style-name="P1"/>
      <text:p text:style-name="P1"><text:soft-page-break/></text:p>
      <text:p text:style-name="P1">Recursos:</text:p>
      <text:list xml:id="list1356664145231180854" text:style-name="WWNum2">
        <text:list-item>
          <text:p text:style-name="P19">Información de los profesores que obtendremos de rayuela en documento de tipo Excel.</text:p>
        </text:list-item>
      </text:list>
      <text:p text:style-name="P6"/>
      <text:p text:style-name="P4">Estudio de Documentos:</text:p>
      <text:list xml:id="list28526301" text:continue-numbering="true" text:style-name="WWNum2">
        <text:list-item>
          <text:p text:style-name="P19">Horario de clases y horas libres de cada profesor: calendario semanal que se muestra indicando el cabecera el nombre del profesor y dividido por días con las horas de docencia y libres de cada profesor.</text:p>
        </text:list-item>
        <text:list-item>
          <text:p text:style-name="P18"><text:span text:style-name="Fuente_20_de_20_párrafo_20_predeter."><text:span text:style-name="T5">Calendario con los días lectivos del curso: el calendario se muestra indicando </text:span></text:span><text:span text:style-name="Fuente_20_de_20_párrafo_20_predeter."><text:span text:style-name="T5">el mes en la cabecera y dividido en días indicando aquellos de los cuales son hábiles.</text:span></text:span></text:p>
        </text:list-item>
      </text:list>
      <text:p text:style-name="P2"><text:tab/></text:p>
      <text:p text:style-name="Standard"><text:span text:style-name="Fuente_20_de_20_párrafo_20_predeter."><text:span text:style-name="T2"><text:tab/>Anexo 1</text:span></text:span><text:span text:style-name="Fuente_20_de_20_párrafo_20_predeter."><text:span text:style-name="T4">: Documento con las tareas o ejercicios proporcionados por el profesor </text:span></text:span><text:span text:style-name="Fuente_20_de_20_párrafo_20_predeter."><text:span text:style-name="T4"><text:tab/></text:span></text:span><text:span text:style-name="Fuente_20_de_20_párrafo_20_predeter."><text:span text:style-name="T4"><text:tab/>que falta.</text:span></text:span> <text:s text:c="57"/></text:p>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P15" text:outline-level="1"/>
      <text:h text:style-name="P15" text:outline-level="1">ESTUDIO DETALLADO</text:h>
      <text:p text:style-name="P7"/>
      <text:p text:style-name="P8">Procesos:</text:p>
      <text:p text:style-name="P10"><text:span text:style-name="Fuente_20_de_20_párrafo_20_predeter."><text:span text:style-name="T5">Proceso </text:span></text:span><text:span text:style-name="Fuente_20_de_20_párrafo_20_predeter."><text:span text:style-name="T6">0</text:span></text:span><text:span text:style-name="Fuente_20_de_20_párrafo_20_predeter."><text:span text:style-name="T5">. Instalación de la aplicación, creación de usuarios (Administrador y Gestor) y la base de datos.</text:span></text:span></text:p>
      <text:p text:style-name="P11">El usuario Administrador se asignará en un principio al responsable de la zona de informática, encargado del mantenimiento. Realizará tareas de obtención de datos e importación de estos (proceso 1.-,2.-).</text:p>
      <text:p text:style-name="P11">El usuario Gestor se asignará al jefe de estudios, sus tareas serán aquellas relacionadas con la gestión y control del proceso de asignación de profesores en el calendario de sustituciones (proceso 3.-,4.-,5.-,6.-).</text:p>
      <text:p text:style-name="Text_20_body"><text:span text:style-name="Fuente_20_de_20_párrafo_20_predeter."><text:span text:style-name="T5"><text:tab/></text:span></text:span><text:span text:style-name="Fuente_20_de_20_párrafo_20_predeter."><text:span text:style-name="T6">1.-</text:span></text:span><text:span text:style-name="Fuente_20_de_20_párrafo_20_predeter."><text:span text:style-name="T5"> Acceso de Usuarios</text:span></text:span></text:p>
      <text:list xml:id="list8402686760872683919" text:style-name="L1">
        <text:list-item>
          <text:p text:style-name="P20">Se accederá a la aplicación mediante un formulario de identificación de usuarios, que será la página inicial, nadie tendrá acceso si no está registrado.</text:p>
        </text:list-item>
        <text:list-item>
          <text:p text:style-name="P20">La primera vez que el usuario “Admin” acceda tendrá que cambiar la aplicación por seguridad.</text:p>
        </text:list-item>
      </text:list>
      <text:p text:style-name="Text_20_body"><text:span text:style-name="Fuente_20_de_20_párrafo_20_predeter."><text:span text:style-name="T5"><text:tab/></text:span></text:span><text:span text:style-name="Fuente_20_de_20_párrafo_20_predeter."><text:span text:style-name="T6">2.-</text:span></text:span><text:span text:style-name="Fuente_20_de_20_párrafo_20_predeter."><text:span text:style-name="T5"> Tratamiento de Datos</text:span></text:span></text:p>
      <text:list xml:id="list4835192835354269764" text:style-name="L2">
        <text:list-item>
          <text:p text:style-name="P21">Se recoge de rayuela la información de los profesores registrados en ese año lectivo (será proporcionado en un archivo de tipo Excel).</text:p>
        </text:list-item>
        <text:list-item>
          <text:p text:style-name="P21">Por otra parte se tendrá un calendario escolar con los días lectivos del curso y un calendario semanal con el horario de los profesores.</text:p>
        </text:list-item>
        <text:list-item>
          <text:p text:style-name="P21">Al acceder a la aplicación se tendrán que guardar los datos de los profesores, para ello se tendrá una opción “importar datos” con la cual tras seleccionar el archivo “Excel.xls” estos datos quedarán almacenados.</text:p>
        </text:list-item>
      </text:list>
      <text:p text:style-name="P12"><text:span text:style-name="Fuente_20_de_20_párrafo_20_predeter."><text:span text:style-name="T6">3.-</text:span></text:span><text:span text:style-name="Fuente_20_de_20_párrafo_20_predeter."><text:span text:style-name="T5"> Datos de Secciones (Cursos)</text:span></text:span></text:p>
      <text:list xml:id="list306678916417237908" text:style-name="L3">
        <text:list-item>
          <text:p text:style-name="P26"><text:span text:style-name="Fuente_20_de_20_párrafo_20_predeter."><text:span text:style-name="T4">Se deben</text:span></text:span><text:span text:style-name="Fuente_20_de_20_párrafo_20_predeter."><text:span text:style-name="T4"> registrar los cursos y secciones que queremos controlar con la aplica</text:span></text:span><text:span text:style-name="Fuente_20_de_20_párrafo_20_predeter."><text:span text:style-name="T4">ción, al igual se contempla la posibilidad de eliminar una sección o modificarla para ellos contaremos con los procesos (alta, </text:span></text:span><text:span text:style-name="Fuente_20_de_20_párrafo_20_predeter."><text:span text:style-name="T4">baja, modificación) que se</text:span></text:span><text:span text:style-name="Fuente_20_de_20_párrafo_20_predeter."><text:span text:style-name="T4"> cumplimentará con</text:span></text:span><text:span text:style-name="Fuente_20_de_20_párrafo_20_predeter."><text:span text:style-name="T4"> los datos proporcionados en el</text:span></text:span><text:span text:style-name="Fuente_20_de_20_párrafo_20_predeter."><text:span text:style-name="T4"> curso escolar</text:span></text:span><text:span text:style-name="Fuente_20_de_20_párrafo_20_predeter."><text:span text:style-name="T4"> actual</text:span></text:span><text:span text:style-name="Fuente_20_de_20_párrafo_20_predeter."><text:span text:style-name="T4">.</text:span></text:span></text:p>
        </text:list-item>
      </text:list>
      <text:p text:style-name="P13"/>
      <text:p text:style-name="P13"/>
      <text:p text:style-name="P13"/>
      <text:p text:style-name="P13"><text:soft-page-break/></text:p>
      <text:p text:style-name="P13"/>
      <text:p text:style-name="P13"/>
      <text:p text:style-name="P12"><text:span text:style-name="Fuente_20_de_20_párrafo_20_predeter."><text:span text:style-name="T6">4.-</text:span></text:span><text:span text:style-name="Fuente_20_de_20_párrafo_20_predeter."><text:span text:style-name="T4"> Mantenimiento Profesores</text:span></text:span></text:p>
      <text:list xml:id="list1994818306615529193" text:style-name="L4">
        <text:list-item>
          <text:p text:style-name="P22">Teniendo en cuenta las posibilidades de que un profesor cause baje temporal, se jubile o se incorporé uno nuevo tendremos 3 subprocesos que nos permitirán (modificar datos del profesor, dar de baja y dar de alta).</text:p>
        </text:list-item>
        <text:list-item>
          <text:p text:style-name="P22">Se tiene que asociar a cada profesor una sección (curso), para ello tendremos un <text:span text:style-name="T9">subproceso</text:span> en el cual se mostrara un listado de todos ellos con el dato de la sección en blanco que se deberá rellenar para poder hacer la asignación.</text:p>
        </text:list-item>
      </text:list>
      <text:p text:style-name="P12"><text:span text:style-name="Fuente_20_de_20_párrafo_20_predeter."><text:span text:style-name="T6">5.-</text:span></text:span><text:span text:style-name="Fuente_20_de_20_párrafo_20_predeter."><text:span text:style-name="T4"> Asignación de Profesores</text:span></text:span></text:p>
      <text:list xml:id="list28414085" text:style-name="L3">
        <text:list-item>
          <text:p text:style-name="P23">En este proceso el encargado del manejo de la aplicación tendrá un calendario virtual en el que asignará a 2 profesores que tengan la 1ª hora del primer día lectivo de la semana libre para la posible sustitución, se seguirá el mismo método para las horas y días siguientes a excepción de la 6ª hora (13:00-14:00) de cada día en la que solo se podremos tener un profesor.</text:p>
        </text:list-item>
      </text:list>
      <text:p text:style-name="P12"><text:span text:style-name="Fuente_20_de_20_párrafo_20_predeter."><text:span text:style-name="T6">6.-</text:span></text:span><text:span text:style-name="Fuente_20_de_20_párrafo_20_predeter."><text:span text:style-name="T4"> Sustituciones</text:span></text:span></text:p>
      <text:list xml:id="list8272633880979882843" text:style-name="L5">
        <text:list-item>
          <text:p text:style-name="P24">Una vez confeccionado el calendario y teniendo todos los datos de los profesores registrados en el momento de una sustitución el gestor se encargará de:</text:p>
        </text:list-item>
      </text:list>
      <text:list xml:id="list8523896238001883823" text:style-name="L6">
        <text:list-item>
          <text:p text:style-name="P25">Con el listado de todos los profesores seleccionará aquel que falta ese día con lo que obtendrá sus datos que quedarán almacenados, al igual proporcionará al profesor las tareas para sus alumnos.</text:p>
        </text:list-item>
        <text:list-item>
          <text:p text:style-name="P25">Ahora con el calendario confeccionado dependiendo del día y la hora a la que se produzca la sustitución, el gestor seleccionará uno de los dos profesores atendiendo a la prioridad de que se asignará la guardia a aquel que menos haya realizado.</text:p>
        </text:list-item>
        <text:list-item>
          <text:p text:style-name="P25">Se almacenará automáticamente el día y la hora de la sustitución.</text:p>
        </text:list-item>
        <text:list-item>
          <text:p text:style-name="P25">El gestor también podrá obtener el calendario con la asignación de profesores por horas, con el número de guardias totales realizadas que se actualizará de forma dinámica.</text:p>
        </text:list-item>
      </text:list>
      <text:p text:style-name="Text_20_body"><text:span text:style-name="Fuente_20_de_20_párrafo_20_predeter."><text:span text:style-name="T7"><text:tab/></text:span></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s" fo:country="ES"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s" fo:country="ES"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Título_20_1" style:display-name="Título 1" style:family="paragraph" style:parent-style-name="Standard" style:next-style-name="Text_20_body" style:default-outline-level="1">
      <style:paragraph-properties fo:margin-top="0.423cm" fo:margin-bottom="0cm" fo:keep-together="always" fo:hyphenation-ladder-count="no-limit" fo:keep-with-next="always"/>
      <style:text-properties fo:color="#2e74b5" style:font-name="Calibri Light" fo:font-size="16pt" style:font-size-asian="16pt" style:font-size-complex="16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fo:color="#2e74b5" style:font-name="Calibri Light" fo:font-size="16pt" style:font-size-asian="16pt" style:font-size-complex="16pt"/>
    </style:style>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JOSE JAVIER SÁEZ  GONZÁLEZ</meta:initial-creator>
    <dc:creator>Alberto Romero</dc:creator>
    <meta:creation-date>2016-02-24T17:03:00Z</meta:creation-date>
    <dc:date>2016-05-13T08:35:01.73</dc:date>
    <meta:editing-cycles>48</meta:editing-cycles>
    <meta:editing-duration>PT8H51M40S</meta:editing-duration>
    <meta:document-statistic meta:table-count="0" meta:image-count="0" meta:object-count="0" meta:page-count="5" meta:paragraph-count="48" meta:word-count="1007" meta:character-count="597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